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erif" svg:font-family="'Liberation Serif'"/>
    <style:font-face style:name="Noto Sans Arabic UI" svg:font-family="'Noto Sans Arabic UI'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17cm"/>
    </style:style>
    <style:style style:name="Tabela1.A1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P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0886c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a8c88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 loext:padding="0cm" loext:border="none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e6410" officeooo:paragraph-rsid="001e6410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 loext:padding="0cm" loext:border="none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66b2" officeooo:paragraph-rsid="002a66b2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8c88" officeooo:paragraph-rsid="002a8c88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2aabd3" fo:background-color="transparent" style:font-name-asian="Calibri" style:font-name-complex="Calibri"/>
    </style:style>
    <style:style style:name="P1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47d02" officeooo:paragraph-rsid="00247d02" fo:background-color="#ffff00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642b2" officeooo:paragraph-rsid="002642b2" fo:background-color="#ffff00" style:font-name-asian="Calibri" style:font-size-asian="14pt" style:font-weight-asian="normal" style:font-name-complex="Calibri" style:font-size-complex="14pt" style:font-weight-complex="normal"/>
    </style:style>
    <style:style style:name="P1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fo:background-color="#ffff00" style:font-name-asian="Calibri" style:font-size-asian="14pt" style:font-name-complex="Calibri" style:font-size-complex="14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paragraph-rsid="00179c82" fo:background-color="#ffff00" style:font-name-asian="Calibri" style:font-size-asian="14pt" style:font-name-complex="Calibri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192e15" officeooo:paragraph-rsid="00192e15" fo:background-color="#ffff00" style:font-name-asian="Calibri" style:font-size-asian="14pt" style:font-name-complex="Calibri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3521a" officeooo:paragraph-rsid="0023521a" fo:background-color="#ffff00" style:font-name-asian="Calibri" style:font-size-asian="14pt" style:font-name-complex="Calibri" style:font-size-complex="14pt"/>
    </style:style>
    <style:style style:name="P2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name-complex="Calibri"/>
    </style:style>
    <style:style style:name="P2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a66b2" fo:background-color="#ffff00" style:font-name-asian="Calibri" style:font-name-complex="Calibri"/>
    </style:style>
    <style:style style:name="P22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79c82" officeooo:paragraph-rsid="00179c82" fo:background-color="transparent" style:font-name-asian="Calibri" style:font-size-asian="12pt" style:font-name-complex="Calibri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af832" officeooo:paragraph-rsid="001af832" fo:background-color="transparent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20886c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79c82" officeooo:paragraph-rsid="00179c82" fo:background-color="transparent" style:font-name-asian="Liberation Serif" style:font-size-asian="14pt" style:font-name-complex="Liberation Serif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cce92" officeooo:paragraph-rsid="001cce92" fo:background-color="transparent" style:font-name-asian="Liberation Serif" style:font-size-asian="14pt" style:font-name-complex="Liberation Serif" style:font-size-complex="14pt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31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0886c" officeooo:paragraph-rsid="0020886c" fo:background-color="#ffff00" style:font-name-asian="Liberation Serif" style:font-size-asian="14pt" style:font-name-complex="Liberation Serif" style:font-size-complex="14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1e004" officeooo:paragraph-rsid="0021e004" fo:background-color="#ffff00" style:font-name-asian="Liberation Serif" style:font-size-asian="14pt" style:font-name-complex="Liberation Serif" style:font-size-complex="14pt"/>
    </style:style>
    <style:style style:name="P36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Calibri1" fo:font-size="12pt" fo:font-weight="bold" fo:background-color="transparent" style:font-name-asian="Liberation Mono" style:font-size-asian="12pt" style:font-weight-asian="bold" style:font-name-complex="Liberation Mono" style:font-size-complex="12pt" style:font-weight-complex="bold"/>
    </style:style>
    <style:style style:name="P3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margin-top="0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officeooo:paragraph-rsid="0023e433"/>
    </style:style>
    <style:style style:name="P40" style:family="paragraph" style:parent-style-name="Standard">
      <style:paragraph-properties fo:line-height="100%" fo:text-align="start" style:justify-single-word="false"/>
      <style:text-properties fo:color="#97d4d9" loext:opacity="100%" style:font-name="Liberation Serif" fo:font-size="10.5pt" fo:font-weight="normal" fo:background-color="#261c1e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Calibri1" fo:font-size="14pt" fo:background-color="#ffff00" style:font-size-asian="14pt" style:font-size-complex="14pt"/>
    </style:style>
    <style:style style:name="P4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size-asian="14pt" style:font-weight-asian="normal" style:font-name-complex="Calibri" style:font-size-complex="14pt" style:font-weight-complex="normal"/>
    </style:style>
    <style:style style:name="P4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642b2" officeooo:paragraph-rsid="002642b2" fo:background-color="#ffff00" style:font-name-asian="Calibri" style:font-size-asian="14pt" style:font-weight-asian="normal" style:font-name-complex="Calibri" style:font-size-complex="14pt" style:font-weight-complex="normal"/>
    </style:style>
    <style:style style:name="P4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dae60" officeooo:paragraph-rsid="002dae60" fo:background-color="#ffff00" style:font-name-asian="Calibri" style:font-size-asian="14pt" style:font-weight-asian="normal" style:font-name-complex="Calibri" style:font-size-complex="14pt" style:font-weight-complex="normal"/>
    </style:style>
    <style:style style:name="P46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2dae60" officeooo:paragraph-rsid="002dae60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14de14" fo:background-color="#ffff00" style:font-name-asian="Liberation Serif" style:font-size-asian="14pt" style:font-name-complex="Liberation Serif" style:font-size-complex="14pt"/>
    </style:style>
    <style:style style:name="P49" style:family="paragraph" style:parent-style-name="Standard" style:list-style-name="L1">
      <style:paragraph-properties fo:margin-left="-0.635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 loext:padding="0cm" loext:border="none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f6ca9" officeooo:paragraph-rsid="002f6ca9" fo:background-color="#ffff00" style:font-name-asian="Calibri" style:font-size-asian="14pt" style:font-name-complex="Calibri" style:font-size-complex="14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normal" fo:background-color="transparent" style:font-name-asian="Liberation Serif" style:font-size-asian="12pt" style:font-name-complex="Liberation Serif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bold" fo:background-color="transparent" style:font-name-asian="Liberation Serif" style:font-size-asian="12pt" style:font-weight-asian="bold" style:font-name-complex="Liberation Serif" style:font-size-complex="12pt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officeooo:rsid="0023e433" officeooo:paragraph-rsid="0023e433"/>
    </style:style>
    <style:style style:name="T1" style:family="text">
      <style:text-properties style:use-window-font-color="true" loext:opacity="0%" style:font-name="Liberation Serif" fo:font-size="12pt" fo:font-weight="normal" officeooo:rsid="001cce92" fo:background-color="transparent" loext:char-shading-value="0" style:font-name-asian="Liberation Serif" style:font-size-asian="14pt" style:font-name-complex="Liberation Serif" style:font-size-complex="14pt"/>
    </style:style>
    <style:style style:name="T2" style:family="text">
      <style:text-properties style:use-window-font-color="true" loext:opacity="0%" fo:font-weight="normal" style:font-name-asian="Liberation Serif" style:font-name-complex="Liberation Serif"/>
    </style:style>
    <style:style style:name="T3" style:family="text">
      <style:text-properties style:use-window-font-color="true" loext:opacity="0%" fo:font-weight="normal" officeooo:rsid="0014de14" style:font-name-asian="Liberation Serif" style:font-name-complex="Liberation Serif"/>
    </style:style>
    <style:style style:name="T4" style:family="text">
      <style:text-properties style:use-window-font-color="true" loext:opacity="0%" fo:font-weight="normal" style:font-name-asian="Calibri" style:font-name-complex="Calibri"/>
    </style:style>
    <style:style style:name="T5" style:family="text">
      <style:text-properties style:use-window-font-color="true" loext:opacity="0%" fo:font-weight="normal" officeooo:rsid="0014de14" style:font-name-asian="Calibri" style:font-name-complex="Calibri"/>
    </style:style>
    <style:style style:name="T6" style:family="text">
      <style:text-properties style:font-name="Calibri1" fo:font-size="14pt" fo:background-color="#ffff00" loext:char-shading-value="0" style:font-size-asian="14pt" style:font-size-complex="14pt"/>
    </style:style>
    <style:style style:name="T7" style:family="text">
      <style:text-properties style:font-name="Calibri1" fo:font-size="14pt" officeooo:rsid="0014de14" fo:background-color="#ffff00" loext:char-shading-value="0" style:font-size-asian="14pt" style:font-size-complex="14pt"/>
    </style:style>
    <style:style style:name="T8" style:family="text">
      <style:text-properties officeooo:rsid="0014de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5d80" style:font-weight-asian="bold" style:font-weight-complex="bold"/>
    </style:style>
    <style:style style:name="T11" style:family="text">
      <style:text-properties fo:font-weight="bold" style:font-size-asian="11pt" style:font-weight-asian="bold" style:font-size-complex="11pt" style:font-weight-complex="bold"/>
    </style:style>
    <style:style style:name="T12" style:family="text">
      <style:text-properties officeooo:rsid="001d0cfb"/>
    </style:style>
    <style:style style:name="T13" style:family="text">
      <style:text-properties officeooo:rsid="0020886c"/>
    </style:style>
    <style:style style:name="T14" style:family="text">
      <style:text-properties style:font-size-asian="14pt" style:font-weight-asian="normal" style:font-size-complex="14pt" style:font-weight-complex="normal"/>
    </style:style>
    <style:style style:name="T15" style:family="text">
      <style:text-properties officeooo:rsid="002940ea" style:font-size-asian="14pt" style:font-weight-asian="normal" style:font-size-complex="14pt" style:font-weight-complex="normal"/>
    </style:style>
    <style:style style:name="T16" style:family="text">
      <style:text-properties officeooo:rsid="002a66b2" style:font-size-asian="14pt" style:font-weight-asian="normal" style:font-size-complex="14pt" style:font-weight-complex="normal"/>
    </style:style>
    <style:style style:name="T17" style:family="text">
      <style:text-properties officeooo:rsid="0021a60d"/>
    </style:style>
    <style:style style:name="T18" style:family="text">
      <style:text-properties officeooo:rsid="0023521a"/>
    </style:style>
    <style:style style:name="T19" style:family="text">
      <style:text-properties officeooo:rsid="0023d9d6"/>
    </style:style>
    <style:style style:name="T20" style:family="text">
      <style:text-properties officeooo:rsid="0023e433"/>
    </style:style>
    <style:style style:name="T21" style:family="text">
      <style:text-properties officeooo:rsid="0027f231"/>
    </style:style>
    <style:style style:name="T22" style:family="text">
      <style:text-properties officeooo:rsid="002a8c88"/>
    </style:style>
    <style:style style:name="T23" style:family="text">
      <style:text-properties officeooo:rsid="002dc039"/>
    </style:style>
    <style:style style:name="T24" style:family="text">
      <style:text-properties officeooo:rsid="002f6ca9"/>
    </style:style>
    <style:style style:name="T25" style:family="text">
      <style:text-properties officeooo:rsid="00301564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3">#Estrutura do MongoDB</text:p>
      <text:p text:style-name="P25"/>
      <text:p text:style-name="P25">Os bancos de dados mongodb possuem collections (tabelas) que são um conjunto de documentos com formato de arquivo <text:s/>para estruturar dados chamado BSON que possuem estruturas muito similares a objetos javascript (JSON) estruturados por meio de fields ({} colunas) que possuem valores (linhas).O mongo DB armazerna os dados em BSON e os visualiza em JSON ou CSV localmente ou de forma externa</text:p>
      <text:p text:style-name="P3"/>
      <text:p text:style-name="P25">Bson é uma representação binária para armazernar dados no formato JSON, otimizando a velocidade, espaço e flexibilidade e entre outros problemas do formato JSON, o objetivo é alcança alta perfomace e foco em propósito geral. além de suportar a extensão a tipos de dados não suportados nativamente pelo JSON. Permitindo uma comunicação mais fácil entre o BD e as aplicações que podem ser escritos em várias linguagens, cada uma com sua própria variedade da dados.</text:p>
      <text:p text:style-name="P25"/>
      <text:p text:style-name="P25">Json format inicia e termina com chaves {}</text:p>
      <text:p text:style-name="P25">separa chaves (field/<text:span text:style-name="T13">campos</text:span>) e valores (linha<text:span text:style-name="T13">s</text:span>) por :</text:p>
      <text:p text:style-name="P25">separa cada par de keys( field) <text:s/>: e valor (linha) por , exemplo: “field”:value</text:p>
      <text:p text:style-name="P25">"" ao redor das chaves</text:p>
      <text:p text:style-name="P3"/>
      <text:p text:style-name="P3"/>
      <text:p text:style-name="P33">#Importando em BSON</text:p>
      <text:p text:style-name="P25">sudo mongorestore --uri="mongodb+srv://m001-student:m001-mongodb-basics@sandbox.bcdkq.mongodb.net/sample_airbnb" --drop dump</text:p>
      <text:p text:style-name="P25"><text:s text:c="3"/></text:p>
      <text:p text:style-name="P3"/>
      <text:p text:style-name="P3"/>
      <text:p text:style-name="P33">#Exportando em BSON</text:p>
      <text:p text:style-name="P25">sudo mongodump --uri="mongodb+srv://m001-student:m001-mongodb-basics@sandbox.bcdkq.mongodb.net/sample_restaurants" --drop dump/sample_restaurants</text:p>
      <text:p text:style-name="P3"/>
      <text:p text:style-name="P3"/>
      <text:p text:style-name="P33">#Importando em JSON</text:p>
      <text:p text:style-name="P25">sudo mongoimport --uri="mongodb+srv://m001-student:m001-mongodb-basics@sandbox.bcdkq.mongodb.net/sample_restaurants" <text:s/>-c=restaurants --drop restaurants.json</text:p>
      <text:p text:style-name="P3"/>
      <text:p text:style-name="P25">@pra importa em CSV ou TSV precisa especificar os fields</text:p>
      <text:p text:style-name="P3"/>
      <text:p text:style-name="P33">#Exportando JSON</text:p>
      <text:p text:style-name="P25">sudo mongoexport --uri="mongodb+srv://m001-student:m001-mongodb-basics@sandbox.bcdkq.mongodb.net/sample_airbnb" -d=sample_airbnb -c=listingsAndReviews --type=json -o=/home/brenfern/meusjson/listing.json</text:p>
      <text:p text:style-name="P3"/>
      <text:p text:style-name="P3"/>
      <text:p text:style-name="P33">#Expotando CSV</text:p>
      <text:p text:style-name="P25">sudo mongoexport --uri="mongodb+srv://m001-student:m001-mongodb-basics@sandbox.bcdkq.mongodb.net/sample_airbnb" -d=sample_airbnb -c=listingsAndReviews --type=csv -o=/home/brenfern/meusjson/listing.csv -f=listing_url</text:p>
      <text:p text:style-name="P25"/>
      <text:p text:style-name="P3"/>
      <text:p text:style-name="P25"><text:soft-page-break/>use &lt;db&gt;</text:p>
      <text:p text:style-name="P3"/>
      <text:p text:style-name="P25">show dbs</text:p>
      <text:p text:style-name="P3"/>
      <text:p text:style-name="P25">show collections</text:p>
      <text:p text:style-name="P3"/>
      <text:p text:style-name="P25">#inset</text:p>
      <text:p text:style-name="P3"/>
      <text:p text:style-name="P25">#insertOne</text:p>
      <text:p text:style-name="P3"/>
      <text:p text:style-name="P25">db.escola.insertOne( {“Nome” : “Breno” , “Idade” : 14} )</text:p>
      <text:p text:style-name="P3"/>
      <text:p text:style-name="P3"/>
      <text:p text:style-name="P33">#Inserindo um objeto, <text:span text:style-name="T17">subdocumento</text:span></text:p>
      <text:p text:style-name="P3"/>
      <text:p text:style-name="P25"/>
      <text:p text:style-name="P25">db.pets.insertOne(“_id: 1”, “pet”: “cat”, “atributos”: {“coat”: “lalala”, “crack”: “lababub”}, </text:p>
      <text:p text:style-name="P25">“nome”: “Erduado”})</text:p>
      <text:p text:style-name="P3"/>
      <text:p text:style-name="P34">#Inserindo um Array/Matriz</text:p>
      <text:p text:style-name="P35">#a array possui objetos que são subdocumentos</text:p>
      <text:p text:style-name="P25"/>
      <text:p text:style-name="P25">db.pets.insertOne(“_id: 1”, “pet”: “cat”, “atributos”: [{“coat”: “lalala”, “crack”: “lababub”}, {“defense” 1234, “power”: 1000}], </text:p>
      <text:p text:style-name="P25">“nome”: “Erduado”})</text:p>
      <text:p text:style-name="P3"/>
      <text:p text:style-name="P33">#insertMany</text:p>
      <text:p text:style-name="P3"/>
      <text:p text:style-name="P25">db.escola.insertMany( [ {“Nome” : “Breno” , “Idade” : 14}, {“Nome” : “Fernando”, “Idade” : 17} ] )</text:p>
      <text:p text:style-name="P3"/>
      <text:p text:style-name="P3"/>
      <text:p text:style-name="P33">#updateOne</text:p>
      <text:p text:style-name="P3"/>
      <text:p text:style-name="P25">db.pessoas.updateOne({“Nome” : “Breno” , “Idade” : 14}, {$set: {esta_empregado: true} })</text:p>
      <text:p text:style-name="P3"/>
      <text:p text:style-name="P25">db.grades.updateOne({“student_id”: 250, “class_id”: 339, {“$push: {“scores”: {“type”: “extra credit”, “score”: 100 }}})</text:p>
      <text:p text:style-name="P3"/>
      <text:p text:style-name="P33">#updateMany</text:p>
      <text:p text:style-name="P25"/>
      <text:p text:style-name="P25">db.pessoas.updateMany({} , {$set: {“Salario”: 5000} })</text:p>
      <text:p text:style-name="P3"/>
      <text:p text:style-name="P25">db.zips.updateMany({“city”: “HUDSON”}, {“$inc”: {“pop”: 10}})</text:p>
      <text:p text:style-name="P3"/>
      <text:p text:style-name="P3"/>
      <text:p text:style-name="P25">#deleteMany</text:p>
      <text:p text:style-name="P3"/>
      <text:p text:style-name="P25">db.pessoas.delete.Many({“esta_empregado”: true})</text:p>
      <text:p text:style-name="P3"/>
      <text:p text:style-name="P25">#deleteOne</text:p>
      <text:p text:style-name="P3"/>
      <text:p text:style-name="P25">db.pessoas.delete.One({“Nome” : “Debora”})</text:p>
      <text:p text:style-name="P3"><text:soft-page-break/></text:p>
      <text:p text:style-name="P25">#Vai inserir apenas os documentos que não possuem “_id” duplicada </text:p>
      <text:p text:style-name="P3"/>
      <text:p text:style-name="P30">db.pets.insert([{ "_id": 1, "pet": "cat" },</text:p>
      <text:p text:style-name="P30"><text:s text:c="16"/>{ "_id": 1, "pet": "dog" },</text:p>
      <text:p text:style-name="P30"><text:s text:c="16"/>{ "_id": 3, "pet": "fish" },</text:p>
      <text:p text:style-name="P31"><text:s text:c="16"/>{ "_id": 4, "pet": "snake" }], { "ordered": false })</text:p>
      <text:p text:style-name="P36">------------------------------------------------------------------------------------------------</text:p>
      <text:p text:style-name="P25"><text:span text:style-name="T6">#dropa coleções</text:span> </text:p>
      <text:p text:style-name="P3"/>
      <text:p text:style-name="P25">db.pessoas.drop()</text:p>
      <text:p text:style-name="P3"/>
      <text:p text:style-name="P25">#dropa banco de dados</text:p>
      <text:p text:style-name="P3"/>
      <text:p text:style-name="P25">db.dropdatabase() #o banco que você tá no momento</text:p>
      <text:p text:style-name="P3"/>
      <text:p text:style-name="P25">#otimiza espaço</text:p>
      <text:p text:style-name="P3"/>
      <text:p text:style-name="P3"/>
      <table:table table:name="Tabela1" table:style-name="Tabela1">
        <table:table-column table:style-name="Tabela1.A"/>
        <table:table-row table:style-name="TableLine94593125299488">
          <table:table-cell table:style-name="Tabela1.A1" office:value-type="string">
            <text:p text:style-name="P25">db.getSiblingDB("config").cache.databases.remove({_id:"DATABASE"}, {writeConcern: {w: 'majority'}});</text:p>
          </table:table-cell>
        </table:table-row>
        <table:table-row table:style-name="TableLine94593125493472">
          <table:table-cell table:style-name="Tabela1.A2" office:value-type="string">
            <text:p text:style-name="P25">db.getSiblingDB("config").cache.collections.remove({_id:/^DATABASE.*/}, {writeConcern: {w: 'majority'}});</text:p>
          </table:table-cell>
        </table:table-row>
      </table:table>
      <text:p text:style-name="P3"/>
      <text:p text:style-name="P3"/>
      <text:p text:style-name="P25">#conectando no cluster atlas</text:p>
      <text:p text:style-name="P3"/>
      <text:p text:style-name="P25">mongodb+srv://m001-student:m001-mongodb-basics@sandbox.bcdkq.mongodb.net/test</text:p>
      <text:p text:style-name="P3"/>
      <text:p text:style-name="P2">---------------------------------------------------------------------------------------------------------</text:p>
      <text:p text:style-name="P3"/>
      <text:p text:style-name="P26">#Pesquisando no atlas <text:s/>com JSON</text:p>
      <text:p text:style-name="P26">{"start station name":"Howard St &amp; Centre St", "birth year": 1961}</text:p>
      <text:p text:style-name="P4"/>
      <text:p text:style-name="P26">Na linha de comando usando o find: db.trips.find({“start station name":"Howard St &amp; Centre St", "birth year": 1961})</text:p>
      <text:p text:style-name="P4"/>
      <text:p text:style-name="P26">@it = iterar ou fazer de novo, repetir, reiterar-se</text:p>
      <text:p text:style-name="P4"/>
      <text:p text:style-name="P26">#quando usamos o find ele só mostra um quantidade limitada de documentos na tela, se quisermos ver mais deveremos usar o method it para ele retornar os próximos 20 documentos, isso é possível através do cursor, um objeto que o find retorna e que aponta para o conjunto de resultados da nossa última consulta.</text:p>
      <text:p text:style-name="P4"/>
      <text:p text:style-name="P26">db.pessoas.find({esta_empregado: true}).pretty().count() #updatemany ##insertMany</text:p>
      <text:p text:style-name="P4"/>
      <text:p text:style-name="P26">db.pessoas.findOne({nome: "João"}) #updateOne #insertOne</text:p>
      <text:p text:style-name="P4"/>
      <text:p text:style-name="P4"/>
      <text:p text:style-name="P4"/>
      <text:p text:style-name="P26">#Um ponteiro é um endereço direto para o local de memória aonde o dado está armazenado</text:p>
      <text:p text:style-name="P2">---------------------------------------------------------------------------------------------------------</text:p>
      <text:p text:style-name="P3"><text:soft-page-break/></text:p>
      <text:p text:style-name="P48"/>
      <text:p text:style-name="P25"><text:span text:style-name="T7">MQL- Queries </text:span><text:span text:style-name="T6">Operators</text:span>:</text:p>
      <text:p text:style-name="P3"/>
      <text:p text:style-name="P33"/>
      <text:p text:style-name="P33">#<text:span text:style-name="T8">query operator - update</text:span></text:p>
      <text:p text:style-name="P3"/>
      <text:p text:style-name="P25">$set</text:p>
      <text:p text:style-name="P3"/>
      <text:p text:style-name="P25">$inc</text:p>
      <text:p text:style-name="P3"/>
      <text:p text:style-name="P25">$rename</text:p>
      <text:p text:style-name="P3"/>
      <text:p text:style-name="P25">$unset</text:p>
      <text:p text:style-name="P3"/>
      <text:p text:style-name="P42"><text:span text:style-name="T2">#query operator </text:span><text:span text:style-name="T4">– com</text:span><text:span text:style-name="T5">paration</text:span></text:p>
      <text:p text:style-name="P3"/>
      <text:p text:style-name="P25">$eq = igual a</text:p>
      <text:p text:style-name="P3"/>
      <text:p text:style-name="P25">$ne = não é igual a ou diferente</text:p>
      <text:p text:style-name="P3"/>
      <text:p text:style-name="P25">$gt = maior que</text:p>
      <text:p text:style-name="P3"/>
      <text:p text:style-name="P25">$lt = menor que</text:p>
      <text:p text:style-name="P3"/>
      <text:p text:style-name="P25">$gte = maior ou igual que</text:p>
      <text:p text:style-name="P3"/>
      <text:p text:style-name="P25">$lte = menor ou igual que</text:p>
      <text:p text:style-name="P25"/>
      <text:p text:style-name="P3"/>
      <text:list xml:id="list86727468" text:style-name="L1">
        <text:list-header>
          <text:p text:style-name="P49">db.pessoas.find({“nome”: {“$ne”: “José”}, “idade”: {“$lt”: 40}}).pretty()</text:p>
        </text:list-header>
      </text:list>
      <text:p text:style-name="P3"/>
      <text:p text:style-name="P3"/>
      <text:p text:style-name="P42"><text:span text:style-name="T2">#query </text:span><text:span text:style-name="T3">o</text:span><text:span text:style-name="T2">perator – l</text:span><text:span text:style-name="T3">ogic</text:span></text:p>
      <text:p text:style-name="P3"/>
      <text:p text:style-name="P25">$and</text:p>
      <text:p text:style-name="P3"/>
      <text:p text:style-name="P25">$or</text:p>
      <text:p text:style-name="P3"/>
      <text:p text:style-name="P25">$nor</text:p>
      <text:p text:style-name="P3"/>
      <text:p text:style-name="P25">$not</text:p>
      <text:p text:style-name="P3"/>
      <text:p text:style-name="P25">$expr</text:p>
      <text:p text:style-name="P3"/>
      <text:p text:style-name="P25">$push</text:p>
      <text:p text:style-name="P3"/>
      <text:p text:style-name="P40"/>
      <text:p text:style-name="P41">#logic operators + update operators</text:p>
      <text:p text:style-name="P40"/>
      <text:p text:style-name="P52"/>
      <text:p text:style-name="P53">db.routes.find({"$and": [{"$or":[{dst_airport: "KZN"}, {"src_airport": "KZN"}]}, {"$or"}:[{"airplane": "CR2"}, {"airplane": "A81"}]}]}).count()</text:p>
      <text:p text:style-name="P25"><text:soft-page-break/></text:p>
      <text:p text:style-name="P25"/>
      <text:p text:style-name="P25"/>
      <text:p text:style-name="P25"/>
      <text:p text:style-name="P32">#expressive query operator</text:p>
      <text:p text:style-name="P25"/>
      <text:p text:style-name="P25"><text:span text:style-name="T9">db.trips.find({ "$expr": { "$and": [ { "$gt": [ "$tripduration", 1200 ]}, { "$eq": [ "$end station id", "$start station id" ]} ]}}).count()</text:span> </text:p>
      <text:p text:style-name="P3"/>
      <text:p text:style-name="P3"/>
      <text:p text:style-name="P29">db.companies.find({“$expr”: {“$eq” : [“$twitter_username”, “<text:span text:style-name="T18">$</text:span>permalink”]}}).counr()</text:p>
      <text:p text:style-name="P3"/>
      <text:p text:style-name="P2">---------------------------------------------------------------------------------------------------------</text:p>
      <text:p text:style-name="P3"/>
      <text:p text:style-name="P16"/>
      <text:p text:style-name="P16">#arrays operator</text:p>
      <text:p text:style-name="P16"/>
      <text:p text:style-name="P23">$all = ajuda a consultar todos os documentos que possuam pelo menos os elementos citados, independente da ordem.</text:p>
      <text:p text:style-name="P23"/>
      <text:p text:style-name="P24">$size = vai trazer apenas os documentos com arrays com a quantidade expressada de objetos exemplo {“$size”: 20}</text:p>
      <text:p text:style-name="P27"/>
      <text:p text:style-name="P27">$push = <text:s/>insere linhas num array ou transforma um campo em um array</text:p>
      <text:p text:style-name="P27"/>
      <text:p text:style-name="P39"><text:span text:style-name="T1">$</text:span>elemMatch <text:span text:style-name="T12">= </text:span><text:span text:style-name="T19">usado para achar </text:span><text:span text:style-name="T20">um valor que corresponda ao que foi especificado na consultar</text:span></text:p>
      <text:p text:style-name="P54"><text:line-break/>$regex = usado para achar um valor que corresponda a string especificada na consulta </text:p>
      <text:p text:style-name="P28"/>
      <text:p text:style-name="P17"/>
      <text:p text:style-name="P2">db.listingsAndReviews.find({ "amenities": {</text:p>
      <text:p text:style-name="P2"><text:s text:c="34"/>"$size": 20,</text:p>
      <text:p text:style-name="P2"><text:s text:c="34"/>"$all": [ "Internet", "Wifi", <text:s/>"Kitchen",</text:p>
      <text:p text:style-name="P2"><text:s text:c="43"/>"Heating", "Family/kid friendly",</text:p>
      <text:p text:style-name="P2"><text:s text:c="43"/>"Washer", "Dryer", "Essentials",</text:p>
      <text:p text:style-name="P2"><text:s text:c="43"/>"Shampoo", "Hangers",</text:p>
      <text:p text:style-name="P2"><text:s text:c="43"/>"Hair dryer", "Iron",</text:p>
      <text:p text:style-name="P2"><text:s text:c="43"/>"Laptop friendly workspace" ]</text:p>
      <text:p text:style-name="P2"><text:s text:c="41"/>}</text:p>
      <text:p text:style-name="P2"><text:s text:c="28"/>}).pretty()</text:p>
      <text:p text:style-name="P3"/>
      <text:p text:style-name="P3"/>
      <text:p text:style-name="P50"/>
      <text:p text:style-name="P9"><text:span text:style-name="T9">db.grades.find({ "class_id": 431 }, { "scores": { "$elemMatch": { "score": { "$gt</text:span><text:span text:style-name="T10">e</text:span><text:span text:style-name="T9">": 85 } } } }).pretty()</text:span> </text:p>
      <text:p text:style-name="P3"/>
      <text:p text:style-name="P3"/>
      <text:p text:style-name="P22"/>
      <text:p text:style-name="P22"/>
      <text:p text:style-name="P22"/>
      <text:p text:style-name="P22">db.companies.find({ "relationships.0.person.first_name": "Mark",</text:p>
      <text:p text:style-name="P37"><text:soft-page-break/><text:s text:c="20"/>"relationships.0.title": {"$regex": "CEO" } },</text:p>
      <text:p text:style-name="P38"><text:s text:c="18"/>{ "name": 1 }).pretty()</text:p>
      <text:p text:style-name="P3"/>
      <text:p text:style-name="P3"/>
      <text:p text:style-name="P3"/>
      <text:p text:style-name="P3"/>
      <text:p text:style-name="P3"/>
      <text:p text:style-name="P3"/>
      <text:p text:style-name="P18">#Projeção + array</text:p>
      <text:p text:style-name="P6"/>
      <text:p text:style-name="P6">Uma projeção nos permite decidir quais fields do documento serão parte do cursor resultante</text:p>
      <text:p text:style-name="P6"/>
      <text:p text:style-name="P8">#não mistura<text:span text:style-name="T13">r</text:span> 0 e 1 a não ser que seja um “_id”</text:p>
      <text:p text:style-name="P6"/>
      <text:p text:style-name="P7"><text:span text:style-name="T11">db.listingsAndReviews.find({ "amenities": "Wifi" }, { "price": 1, "address": 1, "_id": 0}).pretty()</text:span> </text:p>
      <text:p text:style-name="P3"/>
      <text:p text:style-name="P3"/>
      <text:p text:style-name="P3"/>
      <text:p text:style-name="P3"/>
      <text:p text:style-name="P19">#Consultar array e seus subdocumentos procurando um campo com um valor específico <text:span text:style-name="T20">usando a notação de ponto</text:span></text:p>
      <text:p text:style-name="P3"/>
      <text:p text:style-name="P1">db.trips.findOne({ "start station location.type": "Point" })</text:p>
      <text:p text:style-name="P1"/>
      <text:p text:style-name="P1"/>
      <text:p text:style-name="P1">---------------------------------------------------------------------------------------------------------</text:p>
      <text:p text:style-name="P1"/>
      <text:p text:style-name="P13"/>
      <text:p text:style-name="P13">#Framework de agregação</text:p>
      <text:p text:style-name="P13"/>
      <text:p text:style-name="P14">$expr</text:p>
      <text:p text:style-name="P14"/>
      <text:p text:style-name="P14">$match</text:p>
      <text:p text:style-name="P14"/>
      <text:p text:style-name="P14">$project</text:p>
      <text:p text:style-name="P14"><text:line-break/><text:span text:style-name="T21">$group</text:span></text:p>
      <text:p text:style-name="P14"/>
      <text:p text:style-name="P45">$count</text:p>
      <text:p text:style-name="P45"/>
      <text:p text:style-name="P46">db.trips.aggregate([{“<text:span text:style-name="T23">$match”:{“tripduration”:{“$gte”: 525}}}, {“$project”: {“usertype”: 1, “birth year”: 1963, “_id”: 1}}])</text:span></text:p>
      <text:p text:style-name="P45"/>
      <text:p text:style-name="P14">-----------------------------------------------------------------------------------------------</text:p>
      <text:p text:style-name="P15"/>
      <text:p text:style-name="P15">sort = serve para ordenar os dados de forma crescente ou decrescente</text:p>
      <text:p text:style-name="P15"><text:soft-page-break/></text:p>
      <text:p text:style-name="P15"/>
      <text:p text:style-name="P20"><text:span text:style-name="T15">D</text:span><text:span text:style-name="T14">ecrescente</text:span></text:p>
      <text:p text:style-name="P20"><text:span text:style-name="T14">db.cursos.find(</text:span><text:span text:style-name="T16">)</text:span><text:span text:style-name="T14">.</text:span><text:span text:style-name="T16">sort(</text:span><text:span text:style-name="T14">{“nome”: -1})</text:span></text:p>
      <text:p text:style-name="P15"/>
      <text:p text:style-name="P15"/>
      <text:p text:style-name="P15">Crescente</text:p>
      <text:p text:style-name="P21"><text:span text:style-name="T14">db.cursos.find(</text:span><text:span text:style-name="T16">)</text:span><text:span text:style-name="T14">.</text:span><text:span text:style-name="T16">sort(</text:span><text:span text:style-name="T14">{“</text:span><text:span text:style-name="T16">idade</text:span><text:span text:style-name="T14">”: 1})</text:span></text:p>
      <text:p text:style-name="P3"/>
      <text:p text:style-name="P3"/>
      <text:p text:style-name="P10">limit = serve para retornar apenas a quantidade de linhas expressas</text:p>
      <text:p text:style-name="P10"/>
      <text:p text:style-name="P10">db.cursos.find().limit(4)</text:p>
      <text:p text:style-name="P3"/>
      <text:p text:style-name="P11">Índices são estruturas de dados especiais <text:bookmark text:name="ref-b-tree-id2"/>ue armazenam um pequeno parte do conjunto de dados da coleção de forma fácil de percorrer. o índice armazena o valor de um campo específico ou conjunto de campos, ordenados por o valor do campo.</text:p>
      <text:p text:style-name="P11"/>
      <text:p text:style-name="P9">db.routes.find({ "src_airport": "MUC" }).pretty() </text:p>
      <text:p text:style-name="P3"><text:span text:style-name="Teletype"/></text:p>
      <text:p text:style-name="P5"><text:span text:style-name="Teletype"><text:span text:style-name="T22">=</text:span></text:span></text:p>
      <text:p text:style-name="P3"><text:span text:style-name="Teletype"/></text:p>
      <text:p text:style-name="P3"><text:span text:style-name="Teletype">db.routes.createIndex({ "src_airport": -1 })</text:span></text:p>
      <text:p text:style-name="P12"/>
      <text:p text:style-name="P12"/>
      <text:p text:style-name="P12"/>
      <text:p text:style-name="P12"/>
      <text:p text:style-name="P12"/>
      <text:p text:style-name="P51">#Upsert</text:p>
      <text:p text:style-name="P12"/>
      <text:p text:style-name="P12"/>
      <text:p text:style-name="P12">db.staff.updateOne({_Eu iria:3}, {$ set: {nome: "Sam", desig: "Liderança da equipe"}}, {upsert: <text:span text:style-name="T24">true</text:span><text:span text:style-name="T25">i</text:span>})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erif" svg:font-family="'Liberation Serif'"/>
    <style:font-face style:name="Noto Sans Arabic UI" svg:font-family="'Noto Sans Arabic UI'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1T10:26:42.466380181</dc:date>
    <meta:editing-duration>PT1H47M41S</meta:editing-duration>
    <meta:editing-cycles>13</meta:editing-cycles>
    <meta:generator>LibreOffice/7.3.1.3$Linux_X86_64 LibreOffice_project/30$Build-3</meta:generator>
    <meta:document-statistic meta:table-count="1" meta:image-count="0" meta:object-count="0" meta:page-count="7" meta:paragraph-count="144" meta:word-count="966" meta:character-count="8608" meta:non-whitespace-character-count="7336"/>
  </office:meta>
</office:document-meta>
</file>